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aa129" officeooo:paragraph-rsid="000aa129" style:font-size-asian="15.75pt" style:font-size-complex="18pt"/>
    </style:style>
    <style:style style:name="P2" style:family="paragraph" style:parent-style-name="Heading_20_1">
      <style:paragraph-properties fo:line-height="100%" fo:text-align="center" style:justify-single-word="false"/>
      <style:text-properties fo:font-variant="normal" fo:text-transform="none" fo:color="#333333" loext:opacity="100%" style:font-name="Times New Roman" fo:font-size="14pt" fo:letter-spacing="normal" fo:language="uk" fo:country="UA" fo:font-style="normal" fo:font-weight="normal" officeooo:rsid="000ac4a1" officeooo:paragraph-rsid="000aa129" style:font-size-asian="14pt" style:font-size-complex="14pt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333333" loext:opacity="100%" style:font-name="Times New Roman" fo:font-size="10pt" fo:letter-spacing="normal" fo:language="uk" fo:country="UA" fo:font-style="normal" fo:font-weight="normal" officeooo:rsid="000ac4a1" officeooo:paragraph-rsid="000aa129" style:font-size-asian="8.75pt" style:font-size-complex="10pt"/>
    </style:style>
    <style:style style:name="P4" style:family="paragraph" style:parent-style-name="Text_20_body">
      <style:paragraph-properties fo:line-height="100%" fo:text-align="start" style:justify-single-word="false"/>
      <style:text-properties fo:font-variant="normal" fo:text-transform="none" fo:color="#333333" loext:opacity="100%" style:font-name="Times New Roman" fo:font-size="14pt" fo:letter-spacing="normal" fo:language="uk" fo:country="UA" fo:font-style="normal" fo:font-weight="normal" officeooo:rsid="000aa129" officeooo:paragraph-rsid="000aa129" style:font-size-asian="14pt" style:font-size-complex="14pt"/>
    </style:style>
    <style:style style:name="P5" style:family="paragraph" style:parent-style-name="Text_20_body">
      <style:paragraph-properties fo:line-height="100%" fo:text-align="start" style:justify-single-word="false"/>
      <style:text-properties fo:font-variant="normal" fo:text-transform="none" fo:color="#333333" loext:opacity="100%" style:font-name="Times New Roman" fo:font-size="10pt" fo:letter-spacing="normal" fo:language="uk" fo:country="UA" fo:font-style="normal" fo:font-weight="normal" officeooo:rsid="000aa129" officeooo:paragraph-rsid="000aa129" style:font-size-asian="8.75pt" style:font-size-complex="10pt"/>
    </style:style>
    <style:style style:name="P6" style:family="paragraph" style:parent-style-name="Text_20_body">
      <style:paragraph-properties fo:line-height="100%" fo:text-align="start" style:justify-single-word="false"/>
      <style:text-properties fo:font-variant="normal" fo:text-transform="none" fo:color="#333333" loext:opacity="100%" style:font-name="Times New Roman" fo:font-size="16pt" fo:letter-spacing="normal" fo:language="uk" fo:country="UA" fo:font-style="normal" fo:font-weight="normal" officeooo:rsid="000aa129" officeooo:paragraph-rsid="000aa129" style:font-size-asian="16pt" style:font-size-complex="16pt"/>
    </style:style>
    <style:style style:name="P7" style:family="paragraph" style:parent-style-name="Text_20_body">
      <style:paragraph-properties fo:line-height="100%" fo:text-align="start" style:justify-single-word="false"/>
      <style:text-properties fo:font-variant="normal" fo:text-transform="none" fo:color="#333333" loext:opacity="100%" style:font-name="Times New Roman" fo:font-size="8pt" fo:letter-spacing="normal" fo:language="uk" fo:country="UA" fo:font-style="normal" fo:font-weight="normal" officeooo:rsid="000aa129" officeooo:paragraph-rsid="000aa129" style:font-size-asian="7pt" style:font-size-complex="8pt"/>
    </style:style>
    <style:style style:name="P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333333" loext:opacity="100%" style:font-name="Times New Roman" fo:font-size="16pt" fo:letter-spacing="normal" fo:language="uk" fo:country="UA" fo:font-style="normal" fo:font-weight="normal" officeooo:rsid="000aa129" officeooo:paragraph-rsid="000aa129" style:font-size-asian="16pt" style:font-size-complex="16pt"/>
    </style:style>
    <style:style style:name="T1" style:family="text">
      <style:text-properties officeooo:rsid="000c0d0c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ИТЯГ З ПРОТОКОЛУ № <text:span text:style-name="T1">4</text:span></text:p>
      <text:h text:style-name="P2" text:outline-level="1">Науково-дослідна лабораторія матеріалів та технологій для видавничо-поліграфічної та пакувальної галузей</text:h>
      <text:p text:style-name="P3"/>
      <text:p text:style-name="P4">15 листопада 2025 р.</text:p>
      <text:p text:style-name="P5"/>
      <text:p text:style-name="P6"><text:s text:c="5"/>СЛУХАЛИ:</text:p>
      <text:p text:style-name="P6"><text:s text:c="5"/>1. Про присудження 3 премій ВНЗ «Львівська політехніка» лаборантам конструкторського відділу.</text:p>
      <text:p text:style-name="P7"/>
      <text:p text:style-name="P6"><text:s text:c="5"/>УХВАЛИЛИ:</text:p>
      <text:p text:style-name="P8"><text:s text:c="5"/>1. Призначити премію в сумі 5000 (п’ять тисяч) грн відмінній керівниці Ровецькій Ользі Олегівні за активну участь у науковій діяльності лабораторії — за підсумками осені 2025 року.</text:p>
      <text:p text:style-name="P8"><text:s text:c="5"/>Оригінал підписали:</text:p>
      <text:p text:style-name="P8"/>
      <text:p text:style-name="P8"><text:s text:c="5"/>Голова зборів <text:s text:c="44"/><text:span text:style-name="T2">О. І. Вишневський</text:span></text:p>
      <text:p text:style-name="P8"/>
      <text:p text:style-name="P8"><text:s text:c="5"/>Секретар <text:s text:c="51"/><text:span text:style-name="T2"><text:s/>П. П. Мельник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09:24:06.163555000</meta:creation-date>
    <dc:date>2025-10-01T09:37:53.109289500</dc:date>
    <meta:editing-duration>PT3M2S</meta:editing-duration>
    <meta:editing-cycles>1</meta:editing-cycles>
    <meta:document-statistic meta:table-count="0" meta:image-count="0" meta:object-count="0" meta:page-count="1" meta:paragraph-count="10" meta:word-count="69" meta:character-count="638" meta:non-whitespace-character-count="447"/>
    <meta:generator>LibreOffice/25.8.1.1$Windows_X86_64 LibreOffice_project/54047653041915e595ad4e45cccea684809c77b5</meta:generator>
  </office:meta>
</office:document-meta>
</file>